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NestingStackException.EmptyNestingStackException(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NestingStack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NestingStack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NestingStack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